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officeooo:rsid="000cfa03" officeooo:paragraph-rsid="000cfa03"/>
    </style:style>
    <style:style style:name="P3" style:family="paragraph" style:parent-style-name="Standard">
      <style:paragraph-properties fo:margin-top="0.0791in" fo:margin-bottom="0.0791in" loext:contextual-spacing="false"/>
      <style:text-properties style:font-name="Courier 10 Pitch" officeooo:rsid="00076581" officeooo:paragraph-rsid="00076581"/>
    </style:style>
    <style:style style:name="P4" style:family="paragraph" style:parent-style-name="Standard">
      <style:paragraph-properties fo:margin-top="0.0791in" fo:margin-bottom="0.0791in" loext:contextual-spacing="false"/>
      <style:text-properties style:font-name="Courier 10 Pitch" officeooo:rsid="000822b8" officeooo:paragraph-rsid="000822b8"/>
    </style:style>
    <style:style style:name="P5" style:family="paragraph" style:parent-style-name="Standard">
      <style:paragraph-properties fo:margin-top="0.0791in" fo:margin-bottom="0.0791in" loext:contextual-spacing="false"/>
      <style:text-properties style:font-name="Courier 10 Pitch" officeooo:rsid="000a0f22" officeooo:paragraph-rsid="000a0f22"/>
    </style:style>
    <style:style style:name="P6" style:family="paragraph" style:parent-style-name="Standard">
      <style:paragraph-properties fo:margin-top="0.0791in" fo:margin-bottom="0.0791in" loext:contextual-spacing="false" fo:break-before="page"/>
      <style:text-properties style:font-name="Courier 10 Pitch" officeooo:rsid="000822b8" officeooo:paragraph-rsid="000822b8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0a0f22"/>
    </style:style>
    <style:style style:name="P8" style:family="paragraph" style:parent-style-name="Standard">
      <style:paragraph-properties fo:break-before="page"/>
      <style:text-properties style:font-name="Courier 10 Pitch"/>
    </style:style>
    <style:style style:name="P9" style:family="paragraph" style:parent-style-name="Standard">
      <style:paragraph-properties fo:break-before="page"/>
      <style:text-properties style:font-name="Courier 10 Pitch" officeooo:rsid="000cfa03" officeooo:paragraph-rsid="000cfa03"/>
    </style:style>
    <style:style style:name="P10" style:family="paragraph" style:parent-style-name="Standard">
      <style:paragraph-properties fo:margin-top="0in" fo:margin-bottom="0in" loext:contextual-spacing="false"/>
      <style:text-properties style:font-name="Courier 10 Pitch" officeooo:rsid="000a0f22" officeooo:paragraph-rsid="000a0f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822b8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officeooo:rsid="000a0f22"/>
    </style:style>
    <style:style style:name="T5" style:family="text">
      <style:text-properties fo:color="#569cd6"/>
    </style:style>
    <style:style style:name="T6" style:family="text">
      <style:text-properties fo:color="#4ec9b0"/>
    </style:style>
    <style:style style:name="T7" style:family="text">
      <style:text-properties fo:color="#dcdcaa"/>
    </style:style>
    <style:style style:name="T8" style:family="text">
      <style:text-properties fo:color="#9cdcfe"/>
    </style:style>
    <style:style style:name="T9" style:family="text">
      <style:text-properties fo:color="#b5cea8"/>
    </style:style>
    <style:style style:name="T10" style:family="text">
      <style:text-properties fo:color="#c586c0"/>
    </style:style>
    <style:style style:name="T11" style:family="text">
      <style:text-properties officeooo:rsid="000ec9f7"/>
    </style:style>
    <style:style style:name="T12" style:family="text">
      <style:text-properties officeooo:rsid="000f82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fgabe 1</text:p>
      <text:p text:style-name="P3">swap1 – Die Werte sind außerhalb nicht vertauscht.<text:line-break/>Begründung: Die Werte a und b werden <text:span text:style-name="T1">by value</text:span> übergeben, sodass der Aufrufer nur die Werte, aber nicht deren Speicheradresse übergibt. Entsprechend werden nur die Speicheradressen geändert, die a und b innerhalb der Methode verwenden.</text:p>
      <text:p text:style-name="P3">swap2 – Die Werte werden vertauscht.<text:line-break/>Begründung: Arrays werden <text:span text:style-name="T1">by reference</text:span> übergeben. Eine neuzuweisung einzelner Elemente im Array führt daher auch außerhalb der Methode zur Wert-Änderung.</text:p>
      <text:p text:style-name="P3">swap3 – Die Werte werden nicht getauscht.<text:line-break/>Begründung: Die Variable <text:span text:style-name="T1">arr </text:span>wird neu zugewiesen, wodurch die Referenz des übergebenen Arrays verloren geht und sich das alte Array außerhalb der Methode auf der Adresse bestehen bleibt.</text:p>
      <text:p text:style-name="P3">swap4 – <text:span text:style-name="T2">Die Werte werden getauscht.<text:line-break/>Begründung: Die Werte werden wie bei swap2 nur einzeln neu zugewiesen, die Array-Instanz bleibt jedoch die selbe.<text:line-break/>Die Zuweisung der Elemente mit den + und – Operationen sorgt für eine Vertauschung der Werte. Dies geht jedoch nur mit Zahlen-Typen.</text:span></text:p>
      <text:p text:style-name="P4"/>
      <text:p text:style-name="P6">Aufgabe 2a</text:p>
      <text:p text:style-name="P4">m(2, 25) = m(25, 2) + m(2, 25 – 2) = 50 + 288 = 338<text:line-break/>m(25, 2) = 25 * 2 = 50<text:line-break/>m(2, 23) = m(23, 2) + m(2, 23 – 2) = 46 + 242 = 288<text:line-break/>m(23, 2) = 23 * 2 = 46<text:line-break/>m(2, 21) = m(21, 2) + m(2, 21 – 2) = 42 + 200 = 242<text:line-break/>m(21, 2) = 21 * 2 = 42<text:line-break/>m(2, 21) = m(19, 2) + m(2, 19 – 2) = 38 + 162 = 200<text:line-break/>m(19, 2) = 19 * 2 = 38<text:line-break/>m(2, 21) = m(17, 2) + m(2, 17 – 2) = 34 + 128 = 162<text:line-break/>m(17, 2) = 17 * 2 = 34<text:line-break/>m(2, 21) = m(15, 2) + m(2, 15 – 2) = 30 + 98 <text:s/>= 128<text:line-break/>m(15, 2) = 15 * 2 = 30<text:line-break/>m(2, 21) = m(13, 2) + m(2, 13 – 2) = 26 + 72 <text:s/>= <text:s/>98<text:line-break/>m(13, 2) = 13 * 2 = 26<text:line-break/>m(2, 21) = m(11, 2) + m(2, 11 – 2) = 22 + 50 <text:s/>= <text:s/>72<text:line-break/>m(11, 2) = 11 * 2 = 22<text:line-break/>m(2, 21) = m( 9, 2) + m(2, <text:s/>9 – 2) = 18 + 32 <text:s/>= <text:s/>50<text:line-break/>m( 9, 2) = <text:s/>9 * 2 = 18<text:line-break/>m(2, 21) = m( 7, 2) + m(2, <text:s/>7 – 2) = 14 + 18 <text:s/>= <text:s/>32<text:line-break/>m( 7, 2) = <text:s/>7 * 2 = 14<text:line-break/>m(2, 21) = m( 5, 2) + m(2, <text:s/>5 – 2) = 10 + <text:s/>8 <text:s/>= <text:s/>18<text:line-break/>m( 5, 2) = <text:s/>5 * 2 = 10<text:line-break/>m(2, 21) = m( 3, 2) + m(2, <text:s/>3 – 2) = <text:s/>6 + <text:s/>2 <text:s/>= <text:s text:c="2"/>8<text:line-break/>m( 3, 2) = <text:s/>3 * 2 = 6<text:line-break/>m( 2, 1) = <text:s/>2 * 1 = 2</text:p>
      <text:p text:style-name="P5">Aufgabe 2b</text:p>
      <text:p text:style-name="P10">[x] Die Methode m ist endrekursiv</text:p>
      <text:p text:style-name="P7"><text:span text:style-name="T4">[x] </text:span><text:span text:style-name="T3">Der Aufruf der Methode m kann (abhängig von den übergebenen <text:line-break/> <text:s text:c="3"/>Werten) zum Überlauf des Stack-Speichers führen.</text:span></text:p>
      <text:p text:style-name="P7"><text:span text:style-name="T4">[ ] </text:span><text:span text:style-name="T3">Der Aufruf der Methode m mit negativen Werten für a und b <text:line-break/> <text:s text:c="3"/>führt grundsätzlich zu einem Überlauf des Stack-Speichers.</text:span></text:p>
      <text:p text:style-name="P7"><text:span text:style-name="T4">[x] </text:span><text:span text:style-name="T3">Wenn a und b initial die gleichen Werte haben, dann ist der <text:line-break/> <text:s text:c="3"/>Rückgabewert eine Quadratzahl.</text:span></text:p>
      <text:p text:style-name="P8">Aufgabe 3</text:p>
      <text:p text:style-name="P1"/>
      <text:p text:style-name="P1"><text:span text:style-name="T5">static</text:span> <text:span text:style-name="T6">int</text:span> <text:span text:style-name="T7">digitSum</text:span>(<text:span text:style-name="T6">int</text:span> <text:span text:style-name="T8">n</text:span>) {</text:p>
      <text:p text:style-name="P1"><text:span text:style-name="T6"><text:s text:c="4"/>int</text:span> <text:span text:style-name="T8">result</text:span> = <text:span text:style-name="T9">0</text:span>;</text:p>
      <text:p text:style-name="P1"><text:span text:style-name="T10"><text:s text:c="4"/>while</text:span> (n &gt; <text:span text:style-name="T9">0</text:span>) {</text:p>
      <text:p text:style-name="P1"><text:s text:c="8"/>result += n % <text:span text:style-name="T9">10</text:span>;</text:p>
      <text:p text:style-name="P1"><text:s text:c="8"/>n = n / <text:span text:style-name="T9">10</text:span>; </text:p>
      <text:p text:style-name="P1"><text:s text:c="4"/>}</text:p>
      <text:p text:style-name="P1"><text:span text:style-name="T10"><text:s text:c="4"/>return</text:span> result;</text:p>
      <text:p text:style-name="P1">}</text:p>
      <text:p text:style-name="P1"/>
      <text:p text:style-name="P9">Aufgabe 5<text:span text:style-name="T12">c</text:span></text:p>
      <text:p text:style-name="P2"/>
      <text:p text:style-name="P2"><text:span text:style-name="T11">[ ] </text:span>Wenn eine Lösung existiert, findet der Algorithmus <text:line-break/> <text:s text:c="3"/>immer eine Lösung.<text:line-break/><text:span text:style-name="T11">[x] </text:span>Wenn mehrere Wege zum Ziel führen und der Algorithmus einen <text:line-break/> <text:s text:c="3"/>Weg durch das Labyrinth findet, dann hat dieser minimale <text:line-break/> <text:s text:c="3"/>Län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/>
      <style:text-properties officeooo:rsid="000b6f4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07:55.024413080</meta:creation-date>
    <dc:date>2017-12-06T12:05:59.513516346</dc:date>
    <meta:editing-duration>PT47M1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23" meta:word-count="568" meta:character-count="2678" meta:non-whitespace-character-count="2027"/>
  </office:meta>
</office:document-meta>
</file>